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72.99mm" svg:height="197.88mm" svg:x="102.86mm" svg:y="0.01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-0.3384" calcext:value-type="float">
            <text:p>-0.3384</text:p>
          </table:table-cell>
          <table:table-cell office:value-type="float" office:value="0.316" calcext:value-type="float">
            <text:p>0.316</text:p>
          </table:table-cell>
          <table:table-cell office:value-type="float" office:value="0.637" calcext:value-type="float">
            <text:p>0.637</text:p>
          </table:table-cell>
          <table:table-cell office:value-type="float" office:value="2.01582278481013" calcext:value-type="float">
            <text:p>2.0158227848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347" calcext:value-type="float">
            <text:p>0.347</text:p>
          </table:table-cell>
          <table:table-cell office:value-type="float" office:value="0.135" calcext:value-type="float">
            <text:p>0.135</text:p>
          </table:table-cell>
          <table:table-cell office:value-type="float" office:value="2.57037037037037" calcext:value-type="float">
            <text:p>2.5703703704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423" calcext:value-type="float">
            <text:p>0.423</text:p>
          </table:table-cell>
          <table:table-cell office:value-type="float" office:value="0.173" calcext:value-type="float">
            <text:p>0.173</text:p>
          </table:table-cell>
          <table:table-cell office:value-type="float" office:value="2.44508670520231" calcext:value-type="float">
            <text:p>2.4450867052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94" calcext:value-type="float">
            <text:p>0.094</text:p>
          </table:table-cell>
          <table:table-cell office:value-type="float" office:value="2.15957446808511" calcext:value-type="float">
            <text:p>2.1595744681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-0.8885" calcext:value-type="float">
            <text:p>-0.8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n Bhagwa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mmad Haz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rmeet Sing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bhay Sing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ish Kau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vita Hush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4:35:01.570238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4:37:37.212796128</dc:date>
    <meta:editing-duration>PT36M27S</meta:editing-duration>
    <meta:editing-cycles>9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aecf00"/>
    </style:style>
    <style:style style:name="ch11" style:family="chart">
      <style:chart-properties chart:solid-type="cuboid"/>
      <style:graphic-properties draw:fill-color="#ff9999"/>
    </style:style>
    <style:style style:name="ch12" style:family="chart">
      <style:chart-properties chart:solid-type="cuboid"/>
      <style:graphic-properties draw:fill-color="#ccff6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cm" svg:height="19.789cm" xlink:href=".." xlink:type="simple" chart:class="chart:bar" chart:style-name="ch1">
        <chart:plot-area chart:style-name="ch2" table:cell-range-address="Entity_wise_polarity_new.A2:Entity_wise_polarity_new.B21" chart:data-source-has-labels="column" svg:x="0.673cm" svg:y="0.62cm" svg:width="25.457cm" svg:height="17.564cm">
          <chartooo:coordinate-region svg:x="0.991cm" svg:y="0.62cm" svg:width="18.616cm" svg:height="16.52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6.179cm" svg:y="18.182cm" chart:style-name="ch6">
              <text:p>Sentiment Score (By the entity) 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/>
            <chart:data-point chart:style-name="ch9" chart:repeated="3"/>
            <chart:data-point chart:style-name="ch10" chart:repeated="2"/>
            <chart:data-point chart:style-name="ch11"/>
            <chart:data-point chart:style-name="ch10"/>
            <chart:data-point chart:style-name="ch12" chart:repeated="2"/>
            <chart:data-point chart:style-name="ch10" chart:repeated="3"/>
            <chart:data-point chart:style-name="ch12"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evendra Fadnavis</text:p>
                <draw:g>
                  <svg:desc>Entity_wise_polarity_new.A2:Entity_wise_polarity_new.A21</svg:desc>
                </draw:g>
              </table:table-cell>
              <table:table-cell office:value-type="float" office:value="-0.3384">
                <text:p>-0.3384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Narendra Modi</text:p>
              </table:table-cell>
              <table:table-cell office:value-type="float" office:value="0.8021">
                <text:p>0.8021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9153">
                <text:p>0.9153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9507">
                <text:p>0.9507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arind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-0.8885">
                <text:p>-0.8885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sundhara Raj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arad Paw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han Bhagwa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hammad Haz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rmeet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rbhay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ldish Kau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avita Husha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tima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